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adb" officeooo:paragraph-rsid="0016eadb"/>
    </style:style>
    <style:style style:name="P2" style:family="paragraph" style:parent-style-name="Standard">
      <style:text-properties officeooo:rsid="00191e88" officeooo:paragraph-rsid="00191e88"/>
    </style:style>
    <style:style style:name="T1" style:family="text">
      <style:text-properties officeooo:rsid="0017917e"/>
    </style:style>
    <style:style style:name="T2" style:family="text">
      <style:text-properties style:font-name="OpenSymbol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xn = LOAD ‘/home/hduser/Downloads/txns1.txt’ USING PigStorage(‘,’) AS (txnid, date, custid, amount:double, category, product, city, sate, type);</text:p>
      <text:p text:style-name="P1">txnbycust = group txn by custid;</text:p>
      <text:p text:style-name="P1">spendbycust = foreach txnbycust generate group as customer_id, ROUND_TO(SUM(txn.amount),2) as totalsales;</text:p>
      <text:p text:style-name="P1">cust500 = filter spendbycust by $1&gt;500;</text:p>
      <text:p text:style-name="P1">cust = LOAD ‘/home/hduser/Downloads/cust.txt’ USING PigStorage(‘,’) AS (custid, firstname, lastname, age:long, profession);</text:p>
      <text:p text:style-name="P1">joined = join cust500 by $0, cust by $0;</text:p>
      <text:p text:style-name="P1">--dump joined;</text:p>
      <text:p text:style-name="P1">final_join = foreach joined gaenerate $0, $3, $4, $5, $6, $1;</text:p>
      <text:p text:style-name="P1">final = filter final_join by $3&lt;50;</text:p>
      <text:p text:style-name="P1">--dump final;</text:p>
      <text:p text:style-name="P1">groupall = group final all;</text:p>
      <text:p text:style-name="P1">--describe groupall;</text:p>
      <text:p text:style-name="P2">totalcount = foreach groupall genera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1:46:13.324639079</meta:creation-date>
    <dc:date>2017-12-08T02:37:32.603030258</dc:date>
    <meta:editing-duration>PT19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96" meta:character-count="693" meta:non-whitespace-character-count="612"/>
  </office:meta>
</office:document-meta>
</file>